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72be" officeooo:paragraph-rsid="001e72be"/>
    </style:style>
    <style:style style:name="P2" style:family="paragraph" style:parent-style-name="Standard">
      <style:paragraph-properties fo:text-align="justify" style:justify-single-word="false"/>
      <style:text-properties officeooo:rsid="00201462" officeooo:paragraph-rsid="00201462"/>
    </style:style>
    <style:style style:name="P3" style:family="paragraph" style:parent-style-name="Standard">
      <style:paragraph-properties fo:text-align="justify" style:justify-single-word="false"/>
      <style:text-properties officeooo:rsid="00201462" officeooo:paragraph-rsid="0021768d"/>
    </style:style>
    <style:style style:name="P4" style:family="paragraph" style:parent-style-name="Standard">
      <style:paragraph-properties fo:text-align="justify" style:justify-single-word="false"/>
      <style:text-properties officeooo:rsid="00201462" officeooo:paragraph-rsid="0023b7d4"/>
    </style:style>
    <style:style style:name="P5" style:family="paragraph" style:parent-style-name="Standard">
      <style:paragraph-properties fo:text-align="justify" style:justify-single-word="false"/>
      <style:text-properties officeooo:rsid="0021768d" officeooo:paragraph-rsid="0021768d"/>
    </style:style>
    <style:style style:name="P6" style:family="paragraph" style:parent-style-name="Standard">
      <style:paragraph-properties fo:text-align="justify" style:justify-single-word="false"/>
      <style:text-properties officeooo:rsid="0021768d" officeooo:paragraph-rsid="00231976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paragraph-rsid="001e72b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paragraph-rsid="0020146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01462" officeooo:paragraph-rsid="0020146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01462" officeooo:paragraph-rsid="0021768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01462" officeooo:paragraph-rsid="0023b7d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1768d" officeooo:paragraph-rsid="0021768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1768d" officeooo:paragraph-rsid="00231976" style:font-weight-asian="bold" style:font-weight-complex="bold"/>
    </style:style>
    <style:style style:name="P15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paragraph-rsid="001d6096"/>
    </style:style>
    <style:style style:name="P18" style:family="paragraph" style:parent-style-name="Standard">
      <style:paragraph-properties fo:text-align="justify" style:justify-single-word="false"/>
      <style:text-properties officeooo:paragraph-rsid="001e72be"/>
    </style:style>
    <style:style style:name="P19" style:family="paragraph" style:parent-style-name="Standard">
      <style:paragraph-properties fo:text-align="justify" style:justify-single-word="false"/>
      <style:text-properties officeooo:paragraph-rsid="00231976"/>
    </style:style>
    <style:style style:name="P20" style:family="paragraph" style:parent-style-name="Standard">
      <style:paragraph-properties fo:text-align="justify" style:justify-single-word="false"/>
      <style:text-properties officeooo:paragraph-rsid="00201462"/>
    </style:style>
    <style:style style:name="T1" style:family="text">
      <style:text-properties officeooo:rsid="001d6096"/>
    </style:style>
    <style:style style:name="T2" style:family="text">
      <style:text-properties officeooo:rsid="001e72be"/>
    </style:style>
    <style:style style:name="T3" style:family="text">
      <style:text-properties officeooo:rsid="00201462"/>
    </style:style>
    <style:style style:name="T4" style:family="text">
      <style:text-properties officeooo:rsid="0021768d"/>
    </style:style>
    <style:style style:name="T5" style:family="text">
      <style:text-properties officeooo:rsid="00231976"/>
    </style:style>
    <style:style style:name="T6" style:family="text">
      <style:text-properties officeooo:rsid="0023b7d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6096" style:font-weight-asian="bold" style:font-weight-complex="bold"/>
    </style:style>
    <style:style style:name="T9" style:family="text">
      <style:text-properties fo:font-weight="bold" officeooo:rsid="001e72be" style:font-weight-asian="bold" style:font-weight-complex="bold"/>
    </style:style>
    <style:style style:name="T10" style:family="text">
      <style:text-properties fo:font-weight="bold" officeooo:rsid="00231976" style:font-weight-asian="bold" style:font-weight-complex="bold"/>
    </style:style>
    <style:style style:name="T11" style:family="text">
      <style:text-properties officeooo:rsid="00241f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strucciones <text:span text:style-name="T1">aprendidas </text:span>MongoDB</text:p>
      <text:p text:style-name="Standard"/>
      <text:p text:style-name="P16"/>
      <text:p text:style-name="P16"/>
      <text:p text:style-name="P16">Vamos a ver cómo realizar instrucciones de CRUD básicas en MongoDB además de otras instrucciones que nos serán de gran ayuda y utilidad. </text:p>
      <text:p text:style-name="P16"/>
      <text:p text:style-name="P16">Lo primero que vamos hacer es comprobar si hay alguna base de datos creada en nuestro MongoDB con el siguiente comando:</text:p>
      <text:p text:style-name="P16"/>
      <text:p text:style-name="P7"><text:tab/>show dbs</text:p>
      <text:p text:style-name="P16"/>
      <text:p text:style-name="P16">Éste comando mostrará una lista de las bases de datos que hay creadas en MongoDB. Para crear una base de datos nueva, ejecutaremos el siguiente comando:</text:p>
      <text:p text:style-name="P16"/>
      <text:p text:style-name="P7"><text:tab/>use &lt;<text:span text:style-name="T1">nombre_</text:span>bd&gt;</text:p>
      <text:p text:style-name="P16"/>
      <text:p text:style-name="P17">E<text:span text:style-name="T1">ste</text:span> comando use nos servirá tanto para crear bases de datos, como para seleccionarlas. Si la base de datos que vallamos a seleccionar no está, <text:span text:style-name="T1">se </text:span>crea una nueva. </text:p>
      <text:p text:style-name="P17"/>
      <text:p text:style-name="P17"><text:span text:style-name="T1">Dentro de la base de datos, la información esta segmentada en colecciones. Para </text:span>introducir datos a ésa colección:</text:p>
      <text:p text:style-name="P16"/>
      <text:p text:style-name="P7"><text:tab/>db.&lt;<text:span text:style-name="T1">coleccion&gt;</text:span>.insert<text:span text:style-name="T1">One</text:span>({<text:span text:style-name="T1">campo</text:span>:’<text:span text:style-name="T1">valor</text:span>’, <text:span text:style-name="T1">campo</text:span>:’<text:span text:style-name="T1">valor</text:span>’<text:span text:style-name="T1">}</text:span>)</text:p>
      <text:p text:style-name="P16"/>
      <text:p text:style-name="P17">Con ésto, crearemos una colección llamada contacto, con <text:span text:style-name="T1">dos</text:span> c<text:span text:style-name="T1">a</text:span>mpos y <text:span text:style-name="T1">sus valores</text:span>. </text:p>
      <text:p text:style-name="P17"/>
      <text:p text:style-name="P17"><text:span text:style-name="T1">Para mostrar los datos de e</text:span>sa colección:</text:p>
      <text:p text:style-name="P16"/>
      <text:p text:style-name="P16"><text:tab/><text:span text:style-name="T7">db.&lt;</text:span><text:span text:style-name="T8">coleccion&gt;</text:span><text:span text:style-name="T7">.find()</text:span></text:p>
      <text:p text:style-name="P16"/>
      <text:p text:style-name="P17"><text:span text:style-name="T1">S</text:span>elecciona<text:span text:style-name="T1">mos</text:span> la colección y con el método find() lo que hacemos es visualizar todo el contenido que tiene ésa colección.</text:p>
      <text:p text:style-name="P17"/>
      <text:p text:style-name="P1">Para visualizarlo algo mas ordenado podemos utilizar “.pretty()”.</text:p>
      <text:p text:style-name="P1"/>
      <text:p text:style-name="P8"><text:tab/>db.&lt;<text:span text:style-name="T1">coleccion&gt;</text:span>.find().<text:span text:style-name="T2">pretty()</text:span></text:p>
      <text:p text:style-name="P17"/>
      <text:p text:style-name="P17"/>
      <text:p text:style-name="P17">El siguiente comando visualizará las colecciones que tenemos creadas en nuestra base de datos:</text:p>
      <text:p text:style-name="P16"/>
      <text:p text:style-name="P16"><text:tab/><text:span text:style-name="T7">show collections</text:span></text:p>
      <text:p text:style-name="P16"/>
      <text:p text:style-name="P16">Ahora vamos <text:span text:style-name="T2">a</text:span> introducir <text:span text:style-name="T2">varios documentos </text:span>más datos a nuestra colección:</text:p>
      <text:p text:style-name="P16"/>
      <text:p text:style-name="P16"><text:tab/><text:span text:style-name="T7">db.&lt;</text:span><text:span text:style-name="T9">coleccion&gt;</text:span><text:span text:style-name="T7">.insert</text:span><text:span text:style-name="T9">Many</text:span><text:span text:style-name="T7">(</text:span><text:span text:style-name="T9">)</text:span></text:p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2">P</text:span>ara hacer comparaciones con números, si es mayor, menor o igual <text:span text:style-name="T2">se </text:span>utiliza<text:span text:style-name="T2">n</text:span> unos selectores especiales que son los siguientes:</text:p>
      <text:p text:style-name="P16"/>
      <text:p text:style-name="P16"><text:tab/><text:tab/>$lt : Para menor que…</text:p>
      <text:p text:style-name="P16"><text:tab/><text:tab/><text:tab/><text:span text:style-name="T7">db.&lt;</text:span><text:span text:style-name="T9">coleccion&gt;</text:span><text:span text:style-name="T7">.find({&lt;</text:span><text:span text:style-name="T9">campo</text:span><text:span text:style-name="T7">&gt;:{$lt: &lt;</text:span><text:span text:style-name="T9">valor&gt;</text:span><text:span text:style-name="T7">}})</text:span></text:p>
      <text:p text:style-name="P16"/>
      <text:p text:style-name="P16"><text:tab/><text:tab/>$lte : Para menor o igual que…</text:p>
      <text:p text:style-name="P18"><text:tab/><text:tab/><text:tab/><text:span text:style-name="T7">db.&lt;</text:span><text:span text:style-name="T9">coleccion&gt;</text:span><text:span text:style-name="T7">.find({&lt;</text:span><text:span text:style-name="T9">campo</text:span><text:span text:style-name="T7">&gt;:{$lt</text:span><text:span text:style-name="T9">e</text:span><text:span text:style-name="T7">: &lt;</text:span><text:span text:style-name="T9">valor&gt;</text:span><text:span text:style-name="T7">}})</text:span></text:p>
      <text:p text:style-name="P16"/>
      <text:p text:style-name="P16"><text:tab/><text:tab/>$gt : Para mayor que…</text:p>
      <text:p text:style-name="P18"><text:tab/><text:tab/><text:tab/><text:span text:style-name="T7">db.&lt;</text:span><text:span text:style-name="T9">coleccion&gt;</text:span><text:span text:style-name="T7">.find({&lt;</text:span><text:span text:style-name="T9">campo</text:span><text:span text:style-name="T7">&gt;:{$</text:span><text:span text:style-name="T9">gt</text:span><text:span text:style-name="T7">: &lt;</text:span><text:span text:style-name="T9">valor&gt;</text:span><text:span text:style-name="T7">}})</text:span></text:p>
      <text:p text:style-name="P18"><text:tab/><text:tab/></text:p>
      <text:p text:style-name="P18"><text:tab/><text:tab/>$gte : Para mayor o igual que…</text:p>
      <text:p text:style-name="P18"><text:tab/><text:tab/><text:tab/><text:span text:style-name="T7">db.&lt;</text:span><text:span text:style-name="T9">coleccion&gt;</text:span><text:span text:style-name="T7">.find({&lt;</text:span><text:span text:style-name="T9">campo</text:span><text:span text:style-name="T7">&gt;:{$</text:span><text:span text:style-name="T9">gte</text:span><text:span text:style-name="T7">: &lt;</text:span><text:span text:style-name="T9">valor&gt;</text:span><text:span text:style-name="T7">}})</text:span></text:p>
      <text:p text:style-name="P18"><text:tab/><text:tab/></text:p>
      <text:p text:style-name="P18"><text:tab/><text:tab/>$ne : Que no sea igual a…</text:p>
      <text:p text:style-name="P18"><text:tab/><text:tab/><text:tab/><text:span text:style-name="T7">db.&lt;</text:span><text:span text:style-name="T9">coleccion&gt;</text:span><text:span text:style-name="T7">.find({&lt;</text:span><text:span text:style-name="T9">campo</text:span><text:span text:style-name="T7">&gt;:{$</text:span><text:span text:style-name="T9">ne</text:span><text:span text:style-name="T7">: &lt;</text:span><text:span text:style-name="T9">valor&gt;</text:span><text:span text:style-name="T7">}})</text:span></text:p>
      <text:p text:style-name="P18"/>
      <text:p text:style-name="P18"><text:tab/><text:tab/><text:span text:style-name="T5">$eq: Que sea igual a…</text:span></text:p>
      <text:p text:style-name="P19"><text:tab/><text:tab/><text:tab/><text:span text:style-name="T7">db.&lt;</text:span><text:span text:style-name="T9">coleccion&gt;</text:span><text:span text:style-name="T7">.find({&lt;</text:span><text:span text:style-name="T9">campo</text:span><text:span text:style-name="T7">&gt;:{$</text:span><text:span text:style-name="T10">eq</text:span><text:span text:style-name="T7">: &lt;</text:span><text:span text:style-name="T9">valor&gt;</text:span><text:span text:style-name="T7">}})</text:span></text:p>
      <text:p text:style-name="P16"/>
      <text:p text:style-name="P16"><text:span text:style-name="T2">T</text:span>ambién podemos comprobar si existe un campo o no en los documentos que tenemos almacenados en nuestra base de datos con el operador $exist :</text:p>
      <text:p text:style-name="P16"/>
      <text:p text:style-name="P8"><text:tab/><text:tab/>db.&lt;<text:span text:style-name="T2">coleccion&gt;</text:span>.find({&lt;<text:span text:style-name="T2">campo</text:span>&gt;:{$<text:span text:style-name="T2">exists</text:span>: &lt;<text:span text:style-name="T2">true&gt;</text:span>}})</text:p>
      <text:p text:style-name="P8"><text:tab/><text:tab/>db.&lt;<text:span text:style-name="T2">coleccion&gt;</text:span>.find({&lt;<text:span text:style-name="T2">campo</text:span>&gt;:{$<text:span text:style-name="T2">exists</text:span>: &lt;<text:span text:style-name="T2">false&gt;</text:span>}})</text:p>
      <text:p text:style-name="P18"/>
      <text:p text:style-name="P16"><text:span text:style-name="T3">T</text:span>ambién podemos incluir varias ordenes en una misma consulta <text:span text:style-name="T3">con los</text:span> operadores $and y $or.</text:p>
      <text:p text:style-name="P16"/>
      <text:p text:style-name="P7"><text:tab/><text:tab/>db.&lt;<text:span text:style-name="T3">coleccion&gt;</text:span>.find({$or : [{&lt;<text:span text:style-name="T3">campo&gt;</text:span>:{$lte: &lt;<text:span text:style-name="T3">valor&gt;</text:span>}},{&lt;<text:span text:style-name="T3">campo&gt;</text:span>:&lt;<text:span text:style-name="T3">valor&gt;</text:span>}]})</text:p>
      <text:p text:style-name="P9"><text:tab/><text:tab/>db.&lt;<text:span text:style-name="T3">coleccion&gt;</text:span>.find({$<text:span text:style-name="T3">and</text:span> : [{&lt;<text:span text:style-name="T3">campo&gt;</text:span>:{$lte: &lt;<text:span text:style-name="T3">valor&gt;</text:span>}},{&lt;<text:span text:style-name="T3">campo&gt;</text:span>:&lt;<text:span text:style-name="T3">valor&gt;</text:span>}]})</text:p>
      <text:p text:style-name="P20"/>
      <text:p text:style-name="P20"><text:span text:style-name="T3">Al igual que podemos crear documentos en nuestra colección tambien podemos borrarlo</text:span></text:p>
      <text:p text:style-name="P20"><text:tab/><text:tab/></text:p>
      <text:p text:style-name="P9"><text:tab/><text:tab/>db.&lt;<text:span text:style-name="T1">coleccion&gt;</text:span>.<text:span text:style-name="T3">delete</text:span><text:span text:style-name="T1">One</text:span>({<text:span text:style-name="T1">campo</text:span>:’<text:span text:style-name="T1">valor</text:span>’, <text:span text:style-name="T1">campo</text:span>:’<text:span text:style-name="T1">valor</text:span>’<text:span text:style-name="T1">}</text:span>)</text:p>
      <text:p text:style-name="P20"/>
      <text:p text:style-name="P2">o borrar mas de uno, incluso todos</text:p>
      <text:p text:style-name="P2"/>
      <text:p text:style-name="P10"><text:tab/><text:tab/>db.&lt;<text:span text:style-name="T1">coleccion&gt;</text:span>.deleteMany()</text:p>
      <text:p text:style-name="P2"/>
      <text:p text:style-name="P2">También podemos ver si pertenece o no con la instrucción $in <text:span text:style-name="T4">y la instrucción $nin.</text:span></text:p>
      <text:p text:style-name="P2"/>
      <text:p text:style-name="P11"><text:tab/><text:tab/>db.&lt;coleccion&gt;.find({&lt;campo&gt;:{$<text:span text:style-name="T4">in</text:span>:<text:span text:style-name="T4">[</text:span>&lt;valor&gt;,&lt;<text:span text:style-name="T4">valor&gt;,</text:span>&lt;valor&gt;<text:span text:style-name="T4">]</text:span>}})</text:p>
      <text:p text:style-name="P11"><text:tab/><text:tab/>db.&lt;coleccion&gt;.find({&lt;campo&gt;:{$<text:span text:style-name="T4">nin</text:span>:<text:span text:style-name="T4">[</text:span>&lt;valor&gt;,&lt;<text:span text:style-name="T4">valor&gt;,</text:span>&lt;valor&gt;<text:span text:style-name="T4">]</text:span>}})</text:p>
      <text:p text:style-name="P3"/>
      <text:p text:style-name="P5">Otra instrucción que hemos visto es la instrucción $ne que nos ayuda a buscar documentos donde el valor del campo no es igual al valor especificado.</text:p>
      <text:p text:style-name="P5"/>
      <text:p text:style-name="P13"><text:tab/><text:tab/><text:span text:style-name="T3">db.&lt;coleccion&gt;.find({&lt;campo&gt;:{$</text:span>ne<text:span text:style-name="T3">:</text:span>[<text:span text:style-name="T3">&lt;valor&gt;</text:span>]<text:span text:style-name="T3">}})</text:span></text:p>
      <text:p text:style-name="P13"/>
      <text:p text:style-name="P13"/>
      <text:p text:style-name="P5"/>
      <text:p text:style-name="P5"><text:soft-page-break/>La instrucción $all nos permite <text:span text:style-name="T5">seleccionar los documentos donde el valor de un campo se compara con una matriz de valores. Actua como una $and.</text:span></text:p>
      <text:p text:style-name="P5"/>
      <text:p text:style-name="P14"><text:tab/><text:tab/><text:span text:style-name="T3">db.&lt;coleccion&gt;.find({&lt;campo&gt;:{$</text:span><text:span text:style-name="T5">all</text:span><text:span text:style-name="T3">:</text:span>[<text:span text:style-name="T3">&lt;valor&gt;,&lt;</text:span>valor&gt;,<text:span text:style-name="T3">&lt;valor&gt;</text:span>]<text:span text:style-name="T3">}})</text:span></text:p>
      <text:p text:style-name="P14"><text:span text:style-name="T3"><text:tab/><text:tab/>db.&lt;coleccion&gt;.find({</text:span><text:span text:style-name="T5">$and:[{</text:span><text:span text:style-name="T3">&lt;campo&gt;:&lt;valor&gt;</text:span><text:span text:style-name="T5">},{</text:span><text:span text:style-name="T3">&lt;</text:span><text:span text:style-name="T5">campo</text:span>&gt;:<text:span text:style-name="T3">&lt;valor&gt;</text:span><text:span text:style-name="T5">}</text:span>]<text:span text:style-name="T3">})</text:span></text:p>
      <text:p text:style-name="P6"/>
      <text:p text:style-name="P2"><text:tab/><text:tab/></text:p>
      <text:p text:style-name="P4"><text:span text:style-name="T6">Por ultimo la instrucción </text:span>$regex <text:span text:style-name="T6">nos ayuda a comparar un patron con el valor de un campo para comprobar si existe o no coincidencia. </text:span></text:p>
      <text:p text:style-name="P4"/>
      <text:p text:style-name="P12"><text:span text:style-name="T6"><text:tab/><text:tab/>db.&lt;coleccion&gt;.find({&lt;campo&gt;:{$regex: /&lt;patron&gt;/</text:span><text:span text:style-name="T11">i</text:span><text:span text:style-name="T6">}})</text:span></text:p>
      <text:p text:style-name="P4"/>
      <text:p text:style-name="P4"><text:tab/><text:tab/>-<text:span text:style-name="T6">La opcion “i” nos da insensibilidad a mayúsculas y minúsculas.</text:span></text:p>
      <text:p text:style-name="P4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d7" style:writing-mode="lr-tb" draw:fill="solid" draw:fill-color="#ffffd7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d7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4T22:51:54.250000000</meta:creation-date>
    <dc:date>2021-11-14T23:57:57.092000000</dc:date>
    <meta:editing-duration>PT10M59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58" meta:word-count="453" meta:character-count="3584" meta:non-whitespace-character-count="3107"/>
  </office:meta>
</office:document-meta>
</file>